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inuation.get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.isResto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.Continuation( final Continuation parent , final Objec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inuation.deregister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.suspe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inuation.Continuation( final String functionName , final Objec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inuation.getFun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.isCaptu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.register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.current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